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0.049cm"/>
    </style:style>
    <style:style style:name="P2" style:family="paragraph" style:parent-style-name="Standard">
      <style:paragraph-properties fo:line-height="0.049cm"/>
      <style:text-properties officeooo:paragraph-rsid="003ae7f6"/>
    </style:style>
    <style:style style:name="P3" style:family="paragraph" style:parent-style-name="Standard" style:master-page-name="">
      <style:paragraph-properties fo:line-height="0.049cm" style:page-number="auto" fo:break-before="page"/>
      <style:text-properties fo:font-size="2pt" officeooo:paragraph-rsid="003ae7f6" style:font-size-asian="2pt" style:font-size-complex="2pt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63d19"/>
    </style:style>
    <style:style style:name="T2" style:family="text">
      <style:text-properties officeooo:rsid="0039b3b6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ourrier">
        <text:p text:style-name="P3"><office:annotation><dc:creator>sge</dc:creator><dc:date>2017-01-31T14:05:31</dc:date><text:p text:style-name="P4"><text:span text:style-name="T3">do section- for tup in view.get_dms_files()</text:span></text:p></office:annotation></text:p>
        <text:p text:style-name="P2"><office:annotation><dc:creator>sge</dc:creator><dc:date>2017-01-31T15:03:23</dc:date><text:p text:style-name="P4"><text:span text:style-name="T3">do text</text:span></text:p><text:p text:style-name="P4"><text:span text:style-name="T3">from document(content=tup[0].file.data,format='odt',pageBreakAfter=tup[1])</text:span></text:p></office:annotation>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4.2$Linux_X86_64 LibreOffice_project/10m0$Build-2</meta:generator>
    <dc:date>2017-01-31T16:10:01.817086653</dc:date>
    <dc:creator>sge</dc:creator>
    <meta:editing-duration>PT2H57M56S</meta:editing-duration>
    <meta:editing-cycles>30</meta:editing-cycles>
    <meta:document-statistic meta:table-count="0" meta:image-count="0" meta:object-count="0" meta:page-count="1" meta:paragraph-count="2" meta:word-count="0" meta:character-count="0" meta:non-whitespace-character-count="0"/>
  </office:meta>
</office:document-meta>
</file>